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opacity="100%" draw:opacity-name="" draw:textarea-horizontal-align="justify" draw:textarea-vertical-align="middle" draw:auto-grow-height="false" fo:min-height="0.892cm" fo:min-width="0.705cm" fo:padding-top="0.165cm" fo:padding-bottom="0.165cm" fo:padding-left="0.29cm" fo:padding-right="0.2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1.815cm" svg:height="1.726cm" svg:x="1.595cm" svg:y="6.7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815cm" svg:height="1.726cm" svg:x="4.195cm" svg:y="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815cm" svg:height="1.726cm" svg:x="4.195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815cm" svg:height="1.726cm" svg:x="7.595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815cm" svg:height="1.726cm" svg:x="10.895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15cm" svg:height="1.726cm" svg:x="13.395cm" svg:y="6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815cm" svg:height="1.726cm" svg:x="13.395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815cm" svg:height="1.726cm" svg:x="15.995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815cm" svg:height="1.726cm" svg:x="13.395cm" svg:y="1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815cm" svg:height="1.726cm" svg:x="18.495cm" svg:y="1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815cm" svg:height="1.726cm" svg:x="20.995cm" svg:y="4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815cm" svg:height="1.726cm" svg:x="20.995cm" svg:y="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815cm" svg:height="1.726cm" svg:x="18.495cm" svg:y="1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145cm" svg:y1="7.01cm" svg:x2="4.46cm" svg:y2="5.733cm" draw:start-shape="id1" draw:start-glue-point="11" draw:end-shape="id2" draw:end-glue-point="7" svg:d="M3145 7010l1315-1277" svg:viewBox="0 0 1316 1278">
          <text:p/>
        </draw:connector>
        <draw:connector draw:style-name="gr2" draw:text-style-name="P2" draw:layer="layout" draw:type="line" svg:x1="3.145cm" svg:y1="8.232cm" svg:x2="4.46cm" svg:y2="9.512cm" draw:start-shape="id1" draw:start-glue-point="9" draw:end-shape="id3" draw:end-glue-point="5" svg:d="M3145 8232l1315 1280" svg:viewBox="0 0 1316 1281">
          <text:p/>
        </draw:connector>
        <draw:connector draw:style-name="gr2" draw:text-style-name="P2" draw:layer="layout" draw:type="line" svg:x1="6.01cm" svg:y1="10.123cm" svg:x2="7.595cm" svg:y2="10.124cm" draw:start-shape="id3" draw:start-glue-point="10" draw:end-shape="id4" draw:end-glue-point="6" svg:d="M6010 10123l1585 1" svg:viewBox="0 0 1586 2">
          <text:p/>
        </draw:connector>
        <draw:connector draw:style-name="gr2" draw:text-style-name="P2" draw:layer="layout" draw:type="line" svg:x1="9.41cm" svg:y1="10.124cm" svg:x2="10.895cm" svg:y2="10.125cm" draw:start-shape="id4" draw:start-glue-point="10" draw:end-shape="id5" draw:end-glue-point="6" svg:d="M9410 10124l1485 1" svg:viewBox="0 0 1486 2">
          <text:p/>
        </draw:connector>
        <draw:connector draw:style-name="gr2" draw:text-style-name="P2" draw:layer="layout" draw:type="line" svg:x1="12.445cm" svg:y1="9.514cm" svg:x2="13.66cm" svg:y2="8.237cm" draw:start-shape="id5" draw:start-glue-point="11" draw:end-shape="id6" draw:end-glue-point="7" svg:d="M12445 9514l1215-1277" svg:viewBox="0 0 1216 1278">
          <text:p/>
        </draw:connector>
        <draw:connector draw:style-name="gr2" draw:text-style-name="P2" draw:layer="layout" draw:type="line" svg:x1="12.445cm" svg:y1="10.736cm" svg:x2="13.66cm" svg:y2="12.016cm" draw:start-shape="id5" draw:start-glue-point="9" draw:end-shape="id7" draw:end-glue-point="5" svg:d="M12445 10736l1215 1280" svg:viewBox="0 0 1216 1281">
          <text:p/>
        </draw:connector>
        <draw:connector draw:style-name="gr2" draw:text-style-name="P2" draw:layer="layout" draw:type="line" svg:x1="14.945cm" svg:y1="7.015cm" svg:x2="16.26cm" svg:y2="5.638cm" draw:start-shape="id6" draw:start-glue-point="11" draw:end-shape="id8" draw:end-glue-point="7" svg:d="M14945 7015l1315-1377" svg:viewBox="0 0 1316 1378">
          <text:p/>
        </draw:connector>
        <draw:connector draw:style-name="gr2" draw:text-style-name="P2" draw:layer="layout" draw:type="line" svg:x1="16.26cm" svg:y1="4.416cm" svg:x2="14.945cm" svg:y2="3.139cm" draw:start-shape="id8" draw:start-glue-point="5" draw:end-shape="id9" draw:end-glue-point="9" svg:d="M16260 4416l-1315-1277" svg:viewBox="0 0 1316 1278">
          <text:p/>
        </draw:connector>
        <draw:connector draw:style-name="gr2" draw:text-style-name="P2" draw:layer="layout" draw:type="line" svg:x1="17.545cm" svg:y1="4.416cm" svg:x2="18.76cm" svg:y2="3.139cm" draw:start-shape="id8" draw:start-glue-point="11" draw:end-shape="id10" draw:end-glue-point="7" svg:d="M17545 4416l1215-1277" svg:viewBox="0 0 1216 1278">
          <text:p/>
        </draw:connector>
        <draw:connector draw:style-name="gr2" draw:text-style-name="P2" draw:layer="layout" draw:type="line" svg:x1="20.045cm" svg:y1="3.139cm" svg:x2="21.26cm" svg:y2="4.518cm" draw:start-shape="id10" draw:start-glue-point="9" draw:end-shape="id11" draw:end-glue-point="5" svg:d="M20045 3139l1215 1379" svg:viewBox="0 0 1216 1380">
          <text:p/>
        </draw:connector>
        <draw:connector draw:style-name="gr2" draw:text-style-name="P2" draw:layer="layout" draw:type="line" svg:x1="21.903cm" svg:y1="5.992cm" svg:x2="21.903cm" svg:y2="7.567cm" draw:start-shape="id11" draw:start-glue-point="8" draw:end-shape="id12" draw:end-glue-point="4" svg:d="M21903 5992v1575" svg:viewBox="0 0 1 1576">
          <text:p/>
        </draw:connector>
        <draw:connector draw:style-name="gr2" draw:text-style-name="P2" draw:layer="layout" draw:type="line" svg:x1="21.26cm" svg:y1="9.041cm" svg:x2="20.045cm" svg:y2="10.42cm" draw:start-shape="id12" draw:start-glue-point="7" draw:end-shape="id13" draw:end-glue-point="11" svg:d="M21260 9041l-1215 1379" svg:viewBox="0 0 1216 1380">
          <text:p/>
        </draw:connector>
        <draw:frame draw:style-name="gr3" draw:text-style-name="P4" draw:layer="layout" svg:width="1.323cm" svg:height="1.119cm" svg:x="1.925cm" svg:y="7.066cm">
          <draw:text-box>
            <text:p text:style-name="P3"><text:span text:style-name="T1">c</text:span><text:span text:style-name="T1">0</text:span></text:p>
          </draw:text-box>
        </draw:frame>
        <draw:frame draw:style-name="gr3" draw:text-style-name="P4" draw:layer="layout" svg:width="1.323cm" svg:height="1.119cm" svg:x="4.426cm" svg:y="4.567cm">
          <draw:text-box>
            <text:p text:style-name="P3"><text:span text:style-name="T1">c1</text:span></text:p>
          </draw:text-box>
        </draw:frame>
        <draw:frame draw:style-name="gr3" draw:text-style-name="P4" draw:layer="layout" svg:width="1.323cm" svg:height="1.119cm" svg:x="4.427cm" svg:y="9.568cm">
          <draw:text-box>
            <text:p text:style-name="P3"><text:span text:style-name="T1">c2</text:span></text:p>
          </draw:text-box>
        </draw:frame>
        <draw:frame draw:style-name="gr3" draw:text-style-name="P4" draw:layer="layout" svg:width="1.323cm" svg:height="1.119cm" svg:x="7.828cm" svg:y="9.569cm">
          <draw:text-box>
            <text:p text:style-name="P3"><text:span text:style-name="T1">c3</text:span></text:p>
          </draw:text-box>
        </draw:frame>
        <draw:frame draw:style-name="gr3" draw:text-style-name="P4" draw:layer="layout" svg:width="1.323cm" svg:height="1.119cm" svg:x="11.129cm" svg:y="9.57cm">
          <draw:text-box>
            <text:p text:style-name="P3"><text:span text:style-name="T1">c5</text:span></text:p>
          </draw:text-box>
        </draw:frame>
        <draw:frame draw:style-name="gr3" draw:text-style-name="P4" draw:layer="layout" svg:width="1.323cm" svg:height="1.119cm" svg:x="13.63cm" svg:y="12.071cm">
          <draw:text-box>
            <text:p text:style-name="P3"><text:span text:style-name="T1">c7</text:span></text:p>
          </draw:text-box>
        </draw:frame>
        <draw:frame draw:style-name="gr3" draw:text-style-name="P4" draw:layer="layout" svg:width="1.323cm" svg:height="1.119cm" svg:x="13.631cm" svg:y="7.072cm">
          <draw:text-box>
            <text:p text:style-name="P3"><text:span text:style-name="T1">c6</text:span></text:p>
          </draw:text-box>
        </draw:frame>
        <draw:frame draw:style-name="gr3" draw:text-style-name="P4" draw:layer="layout" svg:width="1.323cm" svg:height="1.119cm" svg:x="16.232cm" svg:y="4.573cm">
          <draw:text-box>
            <text:p text:style-name="P3"><text:span text:style-name="T1">c8</text:span></text:p>
          </draw:text-box>
        </draw:frame>
        <draw:frame draw:style-name="gr3" draw:text-style-name="P4" draw:layer="layout" svg:width="1.323cm" svg:height="1.119cm" svg:x="13.633cm" svg:y="1.974cm">
          <draw:text-box>
            <text:p text:style-name="P3"><text:span text:style-name="T1">c4</text:span></text:p>
          </draw:text-box>
        </draw:frame>
        <draw:frame draw:style-name="gr3" draw:text-style-name="P4" draw:layer="layout" svg:width="1.323cm" svg:height="1.119cm" svg:x="18.734cm" svg:y="1.975cm">
          <draw:text-box>
            <text:p text:style-name="P3"><text:span text:style-name="T1">c9</text:span></text:p>
          </draw:text-box>
        </draw:frame>
        <draw:frame draw:style-name="gr3" draw:text-style-name="P4" draw:layer="layout" svg:width="1.696cm" svg:height="1.119cm" svg:x="21.035cm" svg:y="4.576cm">
          <draw:text-box>
            <text:p text:style-name="P3"><text:span text:style-name="T1">c11</text:span></text:p>
          </draw:text-box>
        </draw:frame>
        <draw:frame draw:style-name="gr3" draw:text-style-name="P4" draw:layer="layout" svg:width="1.755cm" svg:height="1.119cm" svg:x="21.036cm" svg:y="7.877cm">
          <draw:text-box>
            <text:p text:style-name="P3"><text:span text:style-name="T1">c12</text:span></text:p>
          </draw:text-box>
        </draw:frame>
        <draw:frame draw:style-name="gr3" draw:text-style-name="P4" draw:layer="layout" svg:width="1.755cm" svg:height="1.119cm" svg:x="18.537cm" svg:y="10.478cm">
          <draw:text-box>
            <text:p text:style-name="P3"><text:span text:style-name="T1">c1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15:08:27.521684491</meta:creation-date>
    <dc:date>2020-05-17T15:26:02.060984957</dc:date>
    <meta:editing-duration>PT17M35S</meta:editing-duration>
    <meta:editing-cycles>6</meta:editing-cycles>
    <meta:generator>LibreOffice/6.0.7.3$Linux_X86_64 LibreOffice_project/00m0$Build-3</meta:generator>
    <meta:document-statistic meta:object-count="61"/>
  </office:meta>
</office:document-meta>
</file>